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60e2f" officeooo:paragraph-rsid="00160e2f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60e2f" officeooo:paragraph-rsid="00160e2f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</text:p>
      <text:p text:style-name="P1"/>
      <text:p text:style-name="P2">For using this package, several ROS packages have to be installed first. They include:</text:p>
      <text:p text:style-name="P2"/>
      <text:p text:style-name="P2">- Stereo image proc<text:tab/><text:tab/><text:tab/><text:a xlink:type="simple" xlink:href="http://wiki.ros.org/stereo_image_proc">http://wiki.ros.org/stereo_image_proc</text:a></text:p>
      <text:p text:style-name="P2">- Octomap <text:tab/><text:tab/><text:tab/><text:tab/><text:a xlink:type="simple" xlink:href="http://wiki.ros.org/octomap">http://wiki.ros.org/octomap</text:a></text:p>
      <text:p text:style-name="P2">- Octomap server<text:tab/><text:tab/><text:tab/><text:a xlink:type="simple" xlink:href="http://wiki.ros.org/octomap_server">http://wiki.ros.org/octomap_server</text:a></text:p>
      <text:p text:style-name="P2">- Octomap mapping<text:tab/><text:tab/><text:tab/><text:a xlink:type="simple" xlink:href="http://wiki.ros.org/octomap_mapping">http://wiki.ros.org/octomap_mapping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0:21:03.015581416</meta:creation-date>
    <dc:date>2015-01-30T10:28:16.403973640</dc:date>
    <meta:editing-duration>P0D</meta:editing-duration>
    <meta:editing-cycles>1</meta:editing-cycles>
    <meta:document-statistic meta:table-count="0" meta:image-count="0" meta:object-count="0" meta:page-count="1" meta:paragraph-count="6" meta:word-count="31" meta:character-count="300" meta:non-whitespace-character-count="265"/>
    <meta:generator>LibreOffice/4.2.7.2$Linux_X86_64 LibreOffice_project/420m0$Build-2</meta:generator>
  </office:meta>
</office:document-meta>
</file>